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7A00000232A71BD46B8DF7BB8F.png" manifest:media-type="image/png"/>
  <manifest:file-entry manifest:full-path="Pictures/100279200000948A00005DDA537008A54C44B236.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draw:fill="solid" draw:fill-color="#eaeaea"/>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color="#000000" draw:textarea-horizontal-align="justify" draw:textarea-vertical-align="middle" draw:auto-grow-height="false" fo:min-height="46.227cm" fo:min-width="11.801cm" draw:shadow="visible" draw:shadow-offset-x="2.293cm" draw:shadow-offset-y="2.293cm" draw:shadow-color="#b2b2b2"/>
    </style:style>
    <style:style style:name="gr3" style:family="graphic" style:parent-style-name="standard">
      <style:graphic-properties draw:stroke="none" draw:fill-color="#000000" draw:textarea-horizontal-align="center" draw:textarea-vertical-align="middle" draw:shadow="visible" draw:shadow-offset-x="2.293cm" draw:shadow-offset-y="2.293cm" draw:shadow-color="#b2b2b2"/>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office:automatic-styles>
  <office:body>
    <office:drawing>
      <draw:page draw:name="page1" draw:style-name="dp1" draw:master-page-name="Default">
        <draw:frame draw:style-name="gr1" draw:text-style-name="P1" draw:layer="layout" svg:width="95.208cm" svg:height="60.146cm" svg:x="0cm" svg:y="0cm">
          <draw:image xlink:href="Pictures/100279200000948A00005DDA537008A54C44B236.svg" xlink:type="simple" xlink:show="embed" xlink:actuate="onLoad" draw:mime-type="image/svg+xml">
            <text:p/>
          </draw:image>
          <draw:image xlink:href="Pictures/100000010000037A00000232A71BD46B8DF7BB8F.png" xlink:type="simple" xlink:show="embed" xlink:actuate="onLoad" draw:mime-type="image/png"/>
        </draw:frame>
        <draw:custom-shape draw:style-name="gr2" draw:text-style-name="P2" draw:layer="layout" svg:width="12.301cm" svg:height="46.477cm" svg:x="101.6cm" svg:y="6.763cm">
          <text:p/>
          <draw:enhanced-geometry svg:viewBox="0 0 21600 21600" draw:type="rectangle" draw:enhanced-path="M 0 0 L 21600 0 21600 21600 0 21600 0 0 Z N"/>
        </draw:custom-shape>
        <draw:path draw:style-name="gr3" draw:text-style-name="P2" draw:layer="layout" svg:width="54.481cm" svg:height="47.562cm" svg:x="113.85cm" svg:y="5.397cm" svg:viewBox="0 0 54482 47563" svg:d="M28455 4465l1064-956 1201-835 1304-745 1856-848 1714-517 1730-366 2158-198c546 6 1640 34 1640 17s1125 89 1688 134l1550 258 1291 366 1064 379 1670 883 879 654 1291 1214 991 1197 680 1033 1141 3432 1046 5851 69 31943-12417 21-17-29992-91-1395-168-1154-331-1158-336-771-620-973-702-637-1033-577-1580-456-1137-155-1050-30-1383 77-2122 775c-1497 842-2986 3202-4473 4732l68 31873-12417 22-17-29992-90-1395-168-1154-332-1158-336-771-620-973-702-637-1033-577-1580-457-1137-155-1050-30-1382 78-2110 594c-1368 1366-2734 1365-4103 4099l-13-9326 1063-1063 1064-956 1201-835 1305-745 1855-848 1714-517 1731-366 2157-198c547 6 1640 34 1640 17s1125 89 1688 134l1550 258 1292 366 1063 379 1671 882 878 655 1292 1214 990 1197 680 1033 457 947 54 263z">
          <text:p/>
        </draw:path>
        <draw:path draw:style-name="gr3" draw:text-style-name="P2" draw:layer="layout" svg:width="42.258cm" svg:height="48.285cm" svg:x="176.904cm" svg:y="6.323cm" svg:viewBox="0 0 42259 48286" svg:d="M14411 15599l-199 573v-9l-172 590-323 1412-168 1042 104-9 17170 9v-633-698l-43-542-52-534-73-504-94-512-91-426-172-543-172-534-203-469c-96-186-288-564-288-560 0 5-152-264-228-396l-401-559-577-633-439-392-697-500c-203-113-607-344-607-340 0 5-242-103-362-155l-508-206-754-220-934-177-710-68-917-35-793 35-688 68-767 147-775 245-628 241-711 397-663 447-486 409-513 521-396 461-551 779-530 904zM35186 33047c6583 7289 3841 4444 6035 6865l-443 624-560 702-616 676-796 771-646 560-732 568-732 529-741 496-835 482-814 448-788 348-968 409-965 332-740 258-1413 418-1326 306-1119 159-1094 155-1425 95-1253 38-1128-30-1270-56-1093-107-892-121-1356-220-1348-314-1463-426-1624-616-1063-486-977-500-1034-598-1132-762-1821-1537-1270-1245-1128-1313-1271-1812-525-870-740-1481-422-1029-414-1133-327-1119-164-620-137-586-138-740-172-982-108-908-90-879-65-1197c-13-302-43-912-39-908 5 4-3-715-4-1072l26-900 13-973 34-814 56-727 65-694 202-1511 129-753 121-625 189-874 160-589 223-797 237-766 280-758 220-586 262-633 285-641 279-607 190-366 400-719 379-642 379-594 319-486 357-491 375-491 434-517 422-482 470-495 465-456 1399-1232 775-581 865-594 1391-775 1675-810 1558-555 1959-547 1559-288 1150-134 1278-90 1296-26 1972 90 2200 276 1481 250 1288 387 1149 409 1791 788 1538 913 1037 693 1201 1008 633 572 616 668 616 719 607 787 598 857c127 213 388 646 379 637-9-8 224 399 336 599l456 934 302 655 348 844 358 977 288 891 315 1197 228 1102 172 917 181 1215 116 1110 60 775 82 1473 35 1274-18 1748-4 1016v2394l-29665 30 194 1017 250 1046 366 1037 456 1025 555 990 663 935c206 239 603 706 616 719s652 608 977 912l595 409 1343 810c297 129 891 396 891 387 0-8 812 242 1219 362l1537 310 1494 78 1399-35 1150-103 1459-259 1783-546 1864-879 2019-1580 1322-1296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28.6cm" fo:page-height="60.19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3-28T06:39:02.601980405</dc:date>
    <meta:editing-duration>PT50M14S</meta:editing-duration>
    <meta:editing-cycles>9</meta:editing-cycles>
    <meta:generator>LibreOffice/7.3.1.3$Linux_X86_64 LibreOffice_project/30$Build-3</meta:generator>
    <meta:document-statistic meta:object-count="4"/>
  </office:meta>
</office:document-meta>
</file>